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 style:list-style-name="L1">
      <style:text-properties officeooo:rsid="00093fce" officeooo:paragraph-rsid="00093fce"/>
    </style:style>
    <style:style style:name="T1" style:family="text">
      <style:text-properties officeooo:rsid="00093fc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Activité : Geo<text:span text:style-name="T1">gebra</text:span></text:p>
      <text:list xml:id="list579588476" text:style-name="L1">
        <text:list-item>
          <text:p text:style-name="P1">Créer 3 cercles. Pour chaque cercle, afficher son rayon, son diamètre et son périmètre.</text:p>
        </text:list-item>
        <text:list-item>
          <text:p text:style-name="P1">Le rayon et le diamètre semblent-ils proportionnels ? Qu’en est-il du rayon et du périmètre ?</text:p>
        </text:list-item>
        <text:list-item>
          <text:p text:style-name="P1"/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4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4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6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2-07T11:27:30.454101675</meta:creation-date>
    <meta:generator>LibreOffice/6.4.7.2$Linux_X86_64 LibreOffice_project/40$Build-2</meta:generator>
    <dc:date>2021-11-25T10:41:21.203031253</dc:date>
    <meta:editing-duration>PT2M29S</meta:editing-duration>
    <meta:editing-cycles>2</meta:editing-cycles>
    <meta:document-statistic meta:table-count="0" meta:image-count="0" meta:object-count="0" meta:page-count="1" meta:paragraph-count="4" meta:word-count="36" meta:character-count="202" meta:non-whitespace-character-count="172"/>
  </office:meta>
</office:document-meta>
</file>